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800007CF400006BE750B3780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1" svg:font-family="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style:font-name="Lucida Calligraphy" fo:font-size="14pt" style:font-size-asian="14pt" style:font-name-complex="Arial2" style:font-size-complex="14pt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style:font-name="Lucida Calligraphy" fo:font-size="14pt" fo:font-weight="bold" style:font-size-asian="14pt" style:font-weight-asian="bold" style:font-name-complex="Arial2" style:font-size-complex="14pt"/>
    </style:style>
    <style:style style:name="P9" style:family="paragraph" style:parent-style-name="Standard">
      <style:paragraph-properties fo:margin-top="0cm" fo:margin-bottom="0cm" fo:text-align="center" style:justify-single-word="false"/>
      <style:text-properties style:font-name="Lucida Calligraphy" fo:font-size="14pt" style:font-size-asian="14pt" style:font-name-complex="Arial2" style:font-size-complex="14pt"/>
    </style:style>
    <style:style style:name="P10" style:family="paragraph" style:parent-style-name="Standard">
      <style:paragraph-properties fo:margin-top="0cm" fo:margin-bottom="0cm" fo:line-height="150%" fo:text-align="center" style:justify-single-word="false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249cm" style:auto-text-indent="false"/>
      <style:text-properties style:font-name="Arial1" fo:font-size="12pt" style:font-size-asian="12pt" style:font-name-complex="Arial2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Arial1" fo:font-size="12pt" style:font-size-asian="12pt" style:font-name-complex="Arial2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16" style:family="paragraph" style:parent-style-name="No_20_Spacing">
      <style:paragraph-properties fo:text-align="center" style:justify-single-word="false"/>
    </style:style>
    <style:style style:name="P17" style:family="paragraph" style:parent-style-name="No_20_Spacing">
      <style:paragraph-properties fo:text-align="center" style:justify-single-word="false"/>
      <style:text-properties style:font-name="Arial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1" fo:font-size="12pt" style:text-underline-style="none" fo:font-weight="bold" style:font-size-asian="12pt" style:font-weight-asian="bold" style:font-name-complex="Arial2" style:font-size-complex="12pt"/>
    </style:style>
    <style:style style:name="T4" style:family="text">
      <style:text-properties style:font-name="Arial1" fo:font-size="12pt" style:text-underline-style="none" style:font-size-asian="12pt" style:font-name-complex="Arial2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68"/><text:tab/> <text:s text:c="8"/><draw:frame draw:style-name="fr1" draw:name="gráficos1" text:anchor-type="as-char" svg:width="1.746cm" svg:height="1.508cm" draw:z-index="0"><draw:image xlink:href="Pictures/2000000800007CF400006BE750B37801.wmf" xlink:type="simple" xlink:show="embed" xlink:actuate="onLoad"/></draw:frame></text:p>
      <text:p text:style-name="P17">República Bolivariana de Venezuela</text:p>
      <text:p text:style-name="P17">Escuela Educación Inicial Colegio Teresa de la Parra.</text:p>
      <text:p text:style-name="P17">Inscrito en el Ministerio del Poder Popular para la Educación</text:p>
      <text:p text:style-name="P17">Táriba- <text:s/>Estado Táchira.</text:p>
      <text:p text:style-name="P17">Código Plantel PD05952005.</text:p>
      <text:p text:style-name="P6"/>
      <text:p text:style-name="P6"/>
      <text:p text:style-name="P6"/>
      <text:p text:style-name="P11">CONSTANCIA DE INSCRIPCIÓN</text:p>
      <text:p text:style-name="P2"/>
      <text:p text:style-name="P2"/>
      <text:p text:style-name="P3"><text:span text:style-name="T1">Quien suscribe, Directora de la Escuela Educación Inicial Colegio Teresa de la Parra, inscrito en el Ministerio del Poder Popular para la Educación, </text:span><text:span text:style-name="T2">Código Plantel PD05952005 </text:span><text:span text:style-name="T1">que funciona en la localidad de Táriba Estado Táchira; hace constar que el (la) Estudiante: </text:span><text:span text:style-name="T2">_____________________________</text:span><text:span text:style-name="T3">, <text:s/></text:span><text:span text:style-name="T4">c</text:span><text:span text:style-name="T1">on Cédula Escolar N° </text:span><text:span text:style-name="T2">_______________</text:span><text:span text:style-name="T3">; </text:span><text:span text:style-name="T1"><text:s/>fue inscrito (a) en esta institución para cursar <text:s/>la etapa de </text:span><text:span text:style-name="T2">_____________</text:span><text:span text:style-name="T1">, Grupo “</text:span><text:span text:style-name="T2">___</text:span><text:span text:style-name="T1">” durante el año escolar 2015-2016. </text:span></text:p>
      <text:p text:style-name="P4"/>
      <text:p text:style-name="P3"><text:span text:style-name="T1">Constancia que se expide a petición de la parte interesada a los </text:span><text:span text:style-name="T2">_________________________.</text:span></text:p>
      <text:p text:style-name="P5"/>
      <text:p text:style-name="P4"/>
      <text:p text:style-name="P4"/>
      <text:p text:style-name="P12">_______________________________</text:p>
      <text:p text:style-name="P12">Lcda. María A. Lara</text:p>
      <text:p text:style-name="P12">Directora <text:bookmark text:name="_GoBack"/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1" svg:font-family="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V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VE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XP 2012</meta:initial-creator>
    <dc:creator>luis </dc:creator>
    <meta:editing-cycles>14</meta:editing-cycles>
    <meta:print-date>2015-08-18T18:50:00</meta:print-date>
    <meta:creation-date>2015-08-05T11:49:00</meta:creation-date>
    <dc:date>2016-08-12T20:35:43.55</dc:date>
    <meta:editing-duration>PT12M34S</meta:editing-duration>
    <meta:generator>OpenOffice/4.0.1$Win32 OpenOffice.org_project/401m5$Build-9714</meta:generator>
    <meta:document-statistic meta:table-count="0" meta:image-count="1" meta:object-count="0" meta:page-count="1" meta:paragraph-count="12" meta:word-count="116" meta:character-count="915"/>
    <meta:user-defined meta:name="AppVersion">14.0000</meta:user-defined>
    <meta:user-defined meta:name="Company">www.wcpcgames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